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left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 draw:fit-to-size="false"/>
    </style:style>
    <style:style style:name="gr5" style:family="graphic" style:parent-style-name="standard">
      <style:graphic-properties draw:stroke="none" svg:stroke-color="#000000" draw:fill="none" draw:fill-color="#ffffff" fo:min-height="1.78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b80047"/>
    </style:style>
    <style:style style:name="T1" style:family="text">
      <style:text-properties fo:color="#b80047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3" draw:layer="layout" svg:width="6.381cm" svg:height="2cm" svg:x="21.35cm" svg:y="2.27cm">
          <text:p text:style-name="P1">Gepae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6.381cm" svg:height="2cm" svg:x="7.38cm" svg:y="8.652cm">
          <text:p text:style-name="P1">Fluege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6.35cm" svg:height="2cm" svg:x="21.35cm" svg:y="8.62cm">
          <text:p text:style-name="P1">Reisend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6.35cm" svg:height="2cm" svg:x="7.38cm" svg:y="2.27cm">
          <text:p text:style-name="P1">Buchungen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6.35cm" svg:height="2cm" svg:x="2.3cm" svg:y="14.97cm">
          <text:p text:style-name="P1">Flugzeuge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6.35cm" svg:height="2cm" svg:x="12.46cm" svg:y="15.002cm">
          <text:p text:style-name="P1">Pilote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555cm" svg:y1="4.27cm" svg:x2="10.57cm" svg:y2="8.652cm" draw:start-shape="id1" draw:start-glue-point="2" draw:end-shape="id2" draw:end-glue-point="0" svg:d="m10555 4270 15 4382">
          <text:p text:style-name="P1">Flug <text:s text:c="9"/></text:p>
        </draw:connector>
        <draw:connector draw:style-name="gr2" draw:text-style-name="P1" draw:layer="layout" draw:type="line" svg:x1="24.54cm" svg:y1="4.27cm" svg:x2="10.57cm" svg:y2="8.652cm" draw:start-shape="id3" draw:start-glue-point="2" draw:end-shape="id2" draw:end-glue-point="0" svg:d="m24540 4270-13970 4382">
          <text:p text:style-name="P1"><text:s text:c="9"/></text:p>
          <text:p text:style-name="P1"/>
          <text:p text:style-name="P1"/>
          <text:p text:style-name="P1"/>
          <text:p text:style-name="P1">Flug <text:s text:c="27"/></text:p>
        </draw:connector>
        <draw:connector draw:style-name="gr2" draw:text-style-name="P2" draw:layer="layout" draw:type="line" svg:x1="10.555cm" svg:y1="4.27cm" svg:x2="24.525cm" svg:y2="8.62cm" draw:start-shape="id1" draw:start-glue-point="2" draw:end-shape="id4" draw:end-glue-point="0" svg:d="m10555 4270 13970 4350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s text:c="7"/></text:span></text:p>
          <text:p text:style-name="P1"><text:span text:style-name="T1"><text:s text:c="19"/></text:span><text:span text:style-name="T1">Reisender</text:span></text:p>
        </draw:connector>
        <draw:connector draw:style-name="gr3" draw:text-style-name="P1" draw:layer="layout" draw:type="line" svg:x1="24.54cm" svg:y1="4.27cm" svg:x2="24.525cm" svg:y2="8.62cm" draw:start-shape="id3" draw:start-glue-point="2" draw:end-shape="id4" svg:d="m24540 4270-15 4350">
          <text:p text:style-name="P1"><text:span text:style-name="T1"><text:s text:c="3"/></text:span><text:span text:style-name="T1">Reisender</text:span></text:p>
        </draw:connector>
        <draw:connector draw:style-name="gr2" draw:text-style-name="P1" draw:layer="layout" draw:type="line" svg:x1="10.57cm" svg:y1="10.652cm" svg:x2="5.475cm" svg:y2="14.97cm" draw:start-shape="id2" draw:start-glue-point="2" draw:end-shape="id5" draw:end-glue-point="0" svg:d="m10570 10652-5095 4318">
          <text:p text:style-name="P1">Flugzeug <text:s text:c="22"/></text:p>
        </draw:connector>
        <draw:connector draw:style-name="gr4" draw:text-style-name="P1" draw:layer="layout" draw:type="line" svg:x1="10.57cm" svg:y1="10.652cm" svg:x2="15.635cm" svg:y2="15.002cm" draw:start-shape="id2" draw:start-glue-point="2" draw:end-shape="id6" draw:end-glue-point="0" svg:d="m10570 10652 5065 4350">
          <text:p text:style-name="P1"><text:span text:style-name="T1"><text:s text:c="18"/></text:span><text:span text:style-name="T1">Pilot</text:span></text:p>
        </draw:connector>
        <draw:frame draw:style-name="gr5" draw:layer="layout" svg:width="8.523cm" svg:height="2.032cm" svg:x="20.177cm" svg:y="12.43cm">
          <draw:text-box>
            <text:p>Fremdschlüssel sichtbar</text:p>
            <text:p><text:span text:style-name="T1">Fremdschlüssel unsichtb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05T09:49:01</meta:creation-date>
    <dc:date>2011-09-12T00:56:05</dc:date>
    <meta:editing-duration>PT25H34M35S</meta:editing-duration>
    <meta:editing-cycles>7</meta:editing-cycles>
    <meta:generator>OpenOffice.org/3.2$Unix OpenOffice.org_project/320m19$Build-9505</meta:generator>
    <dc:creator>Callisto </dc:creator>
    <meta:document-statistic meta:object-count="13"/>
  </office:meta>
</office:document-meta>
</file>